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438" officeooo:paragraph-rsid="00147438"/>
    </style:style>
    <style:style style:name="P2" style:family="paragraph" style:parent-style-name="Standard">
      <style:text-properties officeooo:rsid="00147438" officeooo:paragraph-rsid="001816dd"/>
    </style:style>
    <style:style style:name="P3" style:family="paragraph" style:parent-style-name="Standard">
      <style:text-properties officeooo:rsid="00147438" officeooo:paragraph-rsid="001a143c"/>
    </style:style>
    <style:style style:name="P4" style:family="paragraph" style:parent-style-name="Standard">
      <style:text-properties officeooo:rsid="00147438" officeooo:paragraph-rsid="001a73f2"/>
    </style:style>
    <style:style style:name="P5" style:family="paragraph" style:parent-style-name="Standard">
      <style:text-properties officeooo:rsid="00147438" officeooo:paragraph-rsid="001b6c13"/>
    </style:style>
    <style:style style:name="P6" style:family="paragraph" style:parent-style-name="Standard">
      <style:text-properties officeooo:rsid="00147438" officeooo:paragraph-rsid="001da184"/>
    </style:style>
    <style:style style:name="P7" style:family="paragraph" style:parent-style-name="Standard">
      <style:text-properties officeooo:rsid="00147438" officeooo:paragraph-rsid="001ef380"/>
    </style:style>
    <style:style style:name="P8" style:family="paragraph" style:parent-style-name="Standard">
      <style:text-properties officeooo:rsid="00147438" officeooo:paragraph-rsid="00219c43"/>
    </style:style>
    <style:style style:name="P9" style:family="paragraph" style:parent-style-name="Standard">
      <style:text-properties officeooo:rsid="00147438" officeooo:paragraph-rsid="00240b2d"/>
    </style:style>
    <style:style style:name="P10" style:family="paragraph" style:parent-style-name="Standard">
      <style:text-properties officeooo:rsid="00147438" officeooo:paragraph-rsid="002450de"/>
    </style:style>
    <style:style style:name="P11" style:family="paragraph" style:parent-style-name="Standard">
      <style:text-properties officeooo:rsid="00147438" officeooo:paragraph-rsid="0024e29d"/>
    </style:style>
    <style:style style:name="P12" style:family="paragraph" style:parent-style-name="Standard">
      <style:text-properties officeooo:rsid="00147438" officeooo:paragraph-rsid="0026b0c4"/>
    </style:style>
    <style:style style:name="P13" style:family="paragraph" style:parent-style-name="Standard">
      <style:text-properties officeooo:rsid="00147438" officeooo:paragraph-rsid="00280640"/>
    </style:style>
    <style:style style:name="P14" style:family="paragraph" style:parent-style-name="Standard">
      <style:text-properties officeooo:rsid="00147438" officeooo:paragraph-rsid="002addec"/>
    </style:style>
    <style:style style:name="P15" style:family="paragraph" style:parent-style-name="Standard">
      <style:text-properties officeooo:rsid="00147438" officeooo:paragraph-rsid="002c3d21"/>
    </style:style>
    <style:style style:name="P16" style:family="paragraph" style:parent-style-name="Standard">
      <style:text-properties officeooo:rsid="001ced81" officeooo:paragraph-rsid="001ced81"/>
    </style:style>
    <style:style style:name="P17" style:family="paragraph" style:parent-style-name="Standard">
      <style:text-properties officeooo:rsid="00219c43" officeooo:paragraph-rsid="00219c43"/>
    </style:style>
    <style:style style:name="P18" style:family="paragraph" style:parent-style-name="Standard">
      <style:text-properties officeooo:rsid="00219c43" officeooo:paragraph-rsid="00280640"/>
    </style:style>
    <style:style style:name="P19" style:family="paragraph" style:parent-style-name="Standard">
      <style:text-properties officeooo:rsid="00219c43" officeooo:paragraph-rsid="002addec"/>
    </style:style>
    <style:style style:name="P20" style:family="paragraph" style:parent-style-name="Standard">
      <style:text-properties officeooo:rsid="00219c43" officeooo:paragraph-rsid="002c3d21"/>
    </style:style>
    <style:style style:name="P21" style:family="paragraph" style:parent-style-name="Standard">
      <style:text-properties officeooo:paragraph-rsid="00219c43"/>
    </style:style>
    <style:style style:name="P22" style:family="paragraph" style:parent-style-name="Standard">
      <style:text-properties officeooo:rsid="00240b2d" officeooo:paragraph-rsid="00240b2d"/>
    </style:style>
    <style:style style:name="P23" style:family="paragraph" style:parent-style-name="Standard">
      <style:text-properties officeooo:paragraph-rsid="002856d1"/>
    </style:style>
    <style:style style:name="P24" style:family="paragraph" style:parent-style-name="Standard">
      <style:text-properties officeooo:paragraph-rsid="002addec"/>
    </style:style>
    <style:style style:name="P25" style:family="paragraph" style:parent-style-name="Standard">
      <style:text-properties fo:font-weight="bold" officeooo:rsid="002addec" officeooo:paragraph-rsid="002addec" style:font-weight-asian="bold" style:font-weight-complex="bold"/>
    </style:style>
    <style:style style:name="P26" style:family="paragraph" style:parent-style-name="Standard">
      <style:text-properties officeooo:paragraph-rsid="002c3d21"/>
    </style:style>
    <style:style style:name="P27" style:family="paragraph" style:parent-style-name="Standard">
      <style:text-properties fo:font-weight="normal" officeooo:rsid="001b6c13" officeooo:paragraph-rsid="001b6c13" style:font-weight-asian="normal" style:font-weight-complex="normal"/>
    </style:style>
    <style:style style:name="P28" style:family="paragraph" style:parent-style-name="Standard">
      <style:text-properties fo:font-weight="normal" officeooo:rsid="00240b2d" officeooo:paragraph-rsid="002450de" style:font-weight-asian="normal" style:font-weight-complex="normal"/>
    </style:style>
    <style:style style:name="P29" style:family="paragraph" style:parent-style-name="Standard">
      <style:text-properties fo:font-weight="normal" officeooo:rsid="00240b2d" officeooo:paragraph-rsid="0024e29d" style:font-weight-asian="normal" style:font-weight-complex="normal"/>
    </style:style>
    <style:style style:name="P30" style:family="paragraph" style:parent-style-name="Standard">
      <style:text-properties fo:font-weight="normal" officeooo:rsid="00240b2d" officeooo:paragraph-rsid="0026b0c4" style:font-weight-asian="normal" style:font-weight-complex="normal"/>
    </style:style>
    <style:style style:name="P31" style:family="paragraph" style:parent-style-name="Standard">
      <style:text-properties fo:font-weight="normal" officeooo:rsid="00240b2d" officeooo:paragraph-rsid="002856d1" style:font-weight-asian="normal" style:font-weight-complex="normal"/>
    </style:style>
    <style:style style:name="P32" style:family="paragraph" style:parent-style-name="Standard">
      <style:text-properties fo:font-weight="normal" officeooo:rsid="00240b2d" officeooo:paragraph-rsid="002addec" style:font-weight-asian="normal" style:font-weight-complex="normal"/>
    </style:style>
    <style:style style:name="P33" style:family="paragraph" style:parent-style-name="Standard">
      <style:text-properties fo:font-weight="normal" officeooo:rsid="00240b2d" officeooo:paragraph-rsid="002c3d21" style:font-weight-asian="normal" style:font-weight-complex="normal"/>
    </style:style>
    <style:style style:name="P34" style:family="paragraph" style:parent-style-name="Standard">
      <style:text-properties fo:font-weight="normal" officeooo:rsid="00240b2d" officeooo:paragraph-rsid="0030db09" style:font-weight-asian="normal" style:font-weight-complex="normal"/>
    </style:style>
    <style:style style:name="P35" style:family="paragraph" style:parent-style-name="Standard">
      <style:text-properties officeooo:rsid="001b6c13" officeooo:paragraph-rsid="001da184"/>
    </style:style>
    <style:style style:name="P36" style:family="paragraph" style:parent-style-name="Standard">
      <style:text-properties fo:font-size="16pt" fo:font-weight="bold" officeooo:rsid="00219c43" officeooo:paragraph-rsid="00219c43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219c43" officeooo:paragraph-rsid="002c3d21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219c43" officeooo:paragraph-rsid="0030db09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rsid="00147438" officeooo:paragraph-rsid="0030db09"/>
    </style:style>
    <style:style style:name="P40" style:family="paragraph" style:parent-style-name="Standard">
      <style:text-properties officeooo:rsid="00219c43" officeooo:paragraph-rsid="0030db09"/>
    </style:style>
    <style:style style:name="P41" style:family="paragraph" style:parent-style-name="Standard">
      <style:text-properties officeooo:paragraph-rsid="0030db09"/>
    </style:style>
    <style:style style:name="T1" style:family="text">
      <style:text-properties officeooo:rsid="001474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6dd" style:font-weight-asian="bold" style:font-weight-complex="bold"/>
    </style:style>
    <style:style style:name="T4" style:family="text">
      <style:text-properties fo:font-weight="bold" officeooo:rsid="001a73f2" style:font-weight-asian="bold" style:font-weight-complex="bold"/>
    </style:style>
    <style:style style:name="T5" style:family="text">
      <style:text-properties fo:font-weight="bold" officeooo:rsid="00147438" style:font-weight-asian="bold" style:font-weight-complex="bold"/>
    </style:style>
    <style:style style:name="T6" style:family="text">
      <style:text-properties officeooo:rsid="001816d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16dd" style:font-weight-asian="normal" style:font-weight-complex="normal"/>
    </style:style>
    <style:style style:name="T9" style:family="text">
      <style:text-properties fo:font-weight="normal" officeooo:rsid="001909a4" style:font-weight-asian="normal" style:font-weight-complex="normal"/>
    </style:style>
    <style:style style:name="T10" style:family="text">
      <style:text-properties fo:font-weight="normal" officeooo:rsid="001a73f2" style:font-weight-asian="normal" style:font-weight-complex="normal"/>
    </style:style>
    <style:style style:name="T11" style:family="text">
      <style:text-properties fo:font-weight="normal" officeooo:rsid="001b6c13" style:font-weight-asian="normal" style:font-weight-complex="normal"/>
    </style:style>
    <style:style style:name="T12" style:family="text">
      <style:text-properties fo:font-weight="normal" officeooo:rsid="00219c43" style:font-weight-asian="normal" style:font-weight-complex="normal"/>
    </style:style>
    <style:style style:name="T13" style:family="text">
      <style:text-properties fo:font-weight="normal" officeooo:rsid="00240b2d" style:font-weight-asian="normal" style:font-weight-complex="normal"/>
    </style:style>
    <style:style style:name="T14" style:family="text">
      <style:text-properties fo:font-weight="normal" officeooo:rsid="002450de" style:font-weight-asian="normal" style:font-weight-complex="normal"/>
    </style:style>
    <style:style style:name="T15" style:family="text">
      <style:text-properties fo:font-weight="normal" officeooo:rsid="0024e29d" style:font-weight-asian="normal" style:font-weight-complex="normal"/>
    </style:style>
    <style:style style:name="T16" style:family="text">
      <style:text-properties fo:font-weight="normal" officeooo:rsid="0026b0c4" style:font-weight-asian="normal" style:font-weight-complex="normal"/>
    </style:style>
    <style:style style:name="T17" style:family="text">
      <style:text-properties fo:font-weight="normal" officeooo:rsid="00280640" style:font-weight-asian="normal" style:font-weight-complex="normal"/>
    </style:style>
    <style:style style:name="T18" style:family="text">
      <style:text-properties fo:font-weight="normal" officeooo:rsid="002addec" style:font-weight-asian="normal" style:font-weight-complex="normal"/>
    </style:style>
    <style:style style:name="T19" style:family="text">
      <style:text-properties officeooo:rsid="001909a4"/>
    </style:style>
    <style:style style:name="T20" style:family="text">
      <style:text-properties officeooo:rsid="001a143c"/>
    </style:style>
    <style:style style:name="T21" style:family="text">
      <style:text-properties officeooo:rsid="001a73f2"/>
    </style:style>
    <style:style style:name="T22" style:family="text">
      <style:text-properties officeooo:rsid="001b6c13"/>
    </style:style>
    <style:style style:name="T23" style:family="text">
      <style:text-properties officeooo:rsid="001ced81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160da5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1ef380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219c43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2c3d21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30db09" style:font-size-asian="16pt" style:font-weight-asian="bold" style:font-size-complex="16pt" style:font-weight-complex="bold"/>
    </style:style>
    <style:style style:name="T30" style:family="text">
      <style:text-properties officeooo:rsid="00219c43"/>
    </style:style>
    <style:style style:name="T31" style:family="text">
      <style:text-properties fo:color="#000000" loext:opacity="100%" style:font-name="Liberation Serif" fo:font-size="12pt" fo:font-weight="normal" officeooo:rsid="00147438" fo:background-color="transparent" loext:char-shading-value="0" style:font-size-asian="12pt" style:font-size-complex="12pt"/>
    </style:style>
    <style:style style:name="T32" style:family="text">
      <style:text-properties fo:color="#000000" loext:opacity="100%" style:font-name="Liberation Serif" fo:font-size="12pt" fo:font-weight="normal" officeooo:rsid="002addec" fo:background-color="transparent" loext:char-shading-value="0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147438" style:font-size-asian="12pt" style:font-size-complex="12pt"/>
    </style:style>
    <style:style style:name="T34" style:family="text">
      <style:text-properties fo:font-size="12pt" officeooo:rsid="00147438" style:font-size-asian="12pt" style:font-size-complex="12pt"/>
    </style:style>
    <style:style style:name="T35" style:family="text">
      <style:text-properties officeooo:rsid="00240b2d"/>
    </style:style>
    <style:style style:name="T36" style:family="text">
      <style:text-properties officeooo:rsid="002450de"/>
    </style:style>
    <style:style style:name="T37" style:family="text">
      <style:text-properties officeooo:rsid="0024e29d"/>
    </style:style>
    <style:style style:name="T38" style:family="text">
      <style:text-properties officeooo:rsid="0026b0c4"/>
    </style:style>
    <style:style style:name="T39" style:family="text">
      <style:text-properties officeooo:rsid="002ad84f"/>
    </style:style>
    <style:style style:name="T40" style:family="text">
      <style:text-properties officeooo:rsid="002addec"/>
    </style:style>
    <style:style style:name="T41" style:family="text">
      <style:text-properties officeooo:rsid="002bc4e3"/>
    </style:style>
    <style:style style:name="T42" style:family="text">
      <style:text-properties officeooo:rsid="002de6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</text:span><text:span text:style-name="T24">Exercício </text:span><text:span text:style-name="T25">3</text:span><text:line-break/><text:line-break/><text:span text:style-name="T2">Funcionalidade: </text:span>Testar a Classe StringManipulator</text:p>
      <text:p text:style-name="P1"/>
      <text:p text:style-name="P1"><text:span text:style-name="T2">Cenário: </text:span><text:span text:style-name="T8">Torna a</text:span><text:span text:style-name="T3"> </text:span><text:span text:style-name="T8">primeira letra de uma sequencia de caracteres maiúscula</text:span></text:p>
      <text:p text:style-name="P1"><text:span text:style-name="T2">Dado que </text:span><text:span text:style-name="T8">eu tenho ter uma sequencia de caracteres vazia (sem nenhum carácter)</text:span></text:p>
      <text:p text:style-name="P16"><text:span text:style-name="T8">e</text:span><text:span text:style-name="T7">xemplo:(‘’)</text:span></text:p>
      <text:p text:style-name="P2"><text:span text:style-name="T2">Quando</text:span> utilizar<text:span text:style-name="T6"> o</text:span> método capitalizeString da classe StringManipulator <text:span text:style-name="T19">para tornar a primeira letra maiuscula</text:span></text:p>
      <text:p text:style-name="P1"><text:span text:style-name="T2">Então </text:span>o resultado deve ser <text:span text:style-name="T6">uma sequencia vazia:</text:span><text:span text:style-name="T23">(‘’)</text:span></text:p>
      <text:p text:style-name="P1"/>
      <text:p text:style-name="P1"><text:span text:style-name="T2">Cenário: </text:span><text:span text:style-name="T9">Concatena duas sequencias de caracteres</text:span></text:p>
      <text:p text:style-name="P5"><text:span text:style-name="T2">Dado que </text:span><text:span text:style-name="T9">tenho um ou mais espaços em branco na</text:span><text:span text:style-name="T11">s</text:span><text:span text:style-name="T9"> sequencia em qualquer posição </text:span></text:p>
      <text:p text:style-name="P27">exemplo:(‘A casa no campo’),(‘ é muito bonita’)</text:p>
      <text:p text:style-name="P3"><text:span text:style-name="T2">Quando </text:span><text:span text:style-name="T9">concatenar as sequencias</text:span> utilizando o método concatenateStrings da classe StringManipulator</text:p>
      <text:p text:style-name="P1"><text:span text:style-name="T2">Então </text:span>o resultado deve ser <text:span text:style-name="T20">as duas sequencias concatenadas ( as duas formam uma) com os espaços inalterados: </text:span><text:span text:style-name="T22">(‘A casa no campo é muito bonita’)</text:span></text:p>
      <text:p text:style-name="P1"/>
      <text:p text:style-name="P1"><text:span text:style-name="T2">Cenário: </text:span><text:span text:style-name="T10">Conta quantidade de vogais </text:span></text:p>
      <text:p text:style-name="P6"><text:span text:style-name="T2">Dado qu</text:span>e tenho um<text:span text:style-name="T21">a sequencia de caracteres contendo ou não vogais que podem ser maiusculas ou minusculas </text:span></text:p>
      <text:p text:style-name="P35">exemplo:(‘casA’)</text:p>
      <text:p text:style-name="P4"><text:span text:style-name="T2">Quando</text:span> <text:span text:style-name="T21">usar o método countVowels da classe <text:s/></text:span>StringManipulator <text:span text:style-name="T22">na seuquencia de caracteres (‘casA’)</text:span></text:p>
      <text:p text:style-name="P1"><text:span text:style-name="T2">Então</text:span> <text:span text:style-name="T21">o resultado deve ser o numero de vogais presentes na sequencia independente de serem maiúsculas ou minusculas, </text:span><text:span text:style-name="T22">nesse caso: (2)</text:span></text:p>
      <text:p text:style-name="P1"/>
      <text:p text:style-name="P7"><text:span text:style-name="T2"><text:tab/></text:span><text:span text:style-name="T24">Exercício </text:span><text:span text:style-name="T26">4</text:span><text:line-break/><text:line-break/><text:span text:style-name="T2">Funcionalidade: </text:span>Testar a Classe ListaNumerica</text:p>
      <text:p text:style-name="P7"/>
      <text:p text:style-name="P7"><text:span text:style-name="T2">Cenário: </text:span><text:span text:style-name="T12">Somar a sequencia numérica</text:span></text:p>
      <text:p text:style-name="P7"><text:span text:style-name="T2">Dado que </text:span><text:span text:style-name="T8">eu tenho </text:span><text:span text:style-name="T12">usa sequencia numérica</text:span></text:p>
      <text:p text:style-name="P17"><text:span text:style-name="T7">exemplo:(‘2,5,23,1,0’)</text:span></text:p>
      <text:p text:style-name="P21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Elementos</text:span><text:span text:style-name="T33"> </text:span><text:span text:style-name="T31">da</text:span><text:span text:style-name="T34"> </text:span><text:span text:style-name="T1">classe ListaNumerica </text:span><text:span text:style-name="T19">para </text:span><text:span text:style-name="T30">somar essa sequencia</text:span></text:p>
      <text:p text:style-name="P7"><text:span text:style-name="T2">Então </text:span>o resultado deve ser<text:span text:style-name="T6">:</text:span><text:span text:style-name="T23">(‘</text:span><text:span text:style-name="T30">31</text:span><text:span text:style-name="T23">’)</text:span></text:p>
      <text:p text:style-name="P7"/>
      <text:p text:style-name="P7"><text:span text:style-name="T2">Cenário: </text:span><text:span text:style-name="T13">Encontra maior elemento</text:span></text:p>
      <text:p text:style-name="P7"><text:span text:style-name="T2">Dado que </text:span><text:span text:style-name="T9">tenho </text:span><text:span text:style-name="T13">uma sequencia numerica</text:span></text:p>
      <text:p text:style-name="P22"><text:span text:style-name="T7">exemplo:(‘1,10,-12,2,3,4’)</text:span></text:p>
      <text:p text:style-name="P9"><text:span text:style-name="T2">Quando </text:span>utiliza<text:span text:style-name="T35">r </text:span>o método <text:span text:style-name="T36">e</text:span><text:span text:style-name="T35">ncontrarMaiorElemento</text:span> da classe <text:s/>ListaNumerica</text:p>
      <text:p text:style-name="P7"><text:span text:style-name="T2">Então </text:span>o resultado deve ser <text:span text:style-name="T35">o maior elemento da sequencia:(‘10’)</text:span></text:p>
      <text:p text:style-name="P7"/>
      <text:p text:style-name="P10"><text:span text:style-name="T2">Cenário: </text:span><text:span text:style-name="T13">Encontra m</text:span><text:span text:style-name="T14">enor</text:span><text:span text:style-name="T13"> elemento</text:span></text:p>
      <text:p text:style-name="P10"><text:span text:style-name="T2">Dado que </text:span><text:span text:style-name="T9">tenho </text:span><text:span text:style-name="T13">uma sequencia numerica</text:span></text:p>
      <text:p text:style-name="P28">exemplo:(‘1,10,-12,2,3,4’)</text:p>
      <text:p text:style-name="P10"><text:span text:style-name="T2">Quando </text:span>utiliza<text:span text:style-name="T35">r </text:span>o método <text:span text:style-name="T36">e</text:span><text:span text:style-name="T35">ncontrarM</text:span><text:span text:style-name="T36">enor</text:span><text:span text:style-name="T35">Elemento</text:span> da classe <text:s/>ListaNumerica</text:p>
      <text:p text:style-name="P10"><text:span text:style-name="T4">Então </text:span><text:span text:style-name="T10">o resultado deve ser </text:span><text:span text:style-name="T13">o maior elemento da sequencia:(‘-1</text:span><text:span text:style-name="T14">2</text:span><text:span text:style-name="T13">’)</text:span></text:p>
      <text:p text:style-name="P7"/>
      <text:p text:style-name="P11"><text:span text:style-name="T2">Cenário: </text:span><text:span text:style-name="T15">Ordena a lista em ordem crescente</text:span></text:p>
      <text:p text:style-name="P11"><text:span text:style-name="T2">Dado que </text:span><text:span text:style-name="T9">tenho </text:span><text:span text:style-name="T13">uma sequencia numerica</text:span></text:p>
      <text:p text:style-name="P29"><text:soft-page-break/>exemplo:(‘1,10,-12,2,3,4’)</text:p>
      <text:p text:style-name="P11"><text:span text:style-name="T2">Quando </text:span>utiliza<text:span text:style-name="T35">r </text:span>o método <text:span text:style-name="T37">ordenarLista </text:span>da classe <text:s/>ListaNumerica</text:p>
      <text:p text:style-name="P11"><text:span text:style-name="T4">Então </text:span><text:span text:style-name="T10">o resultado deve ser </text:span><text:span text:style-name="T15">a sequencia ordenada</text:span><text:span text:style-name="T13">:(‘-1</text:span><text:span text:style-name="T14">2,</text:span><text:span text:style-name="T15">1,2,3,4,10</text:span><text:span text:style-name="T13">’)</text:span></text:p>
      <text:p text:style-name="P29"/>
      <text:p text:style-name="P12"><text:span text:style-name="T2">Cenário: </text:span><text:span text:style-name="T16">Filtra números pares</text:span></text:p>
      <text:p text:style-name="P12"><text:span text:style-name="T2">Dado que </text:span><text:span text:style-name="T9">tenho </text:span><text:span text:style-name="T13">uma sequencia numerica</text:span></text:p>
      <text:p text:style-name="P30">exemplo:(‘1,10,-12,2,3,4’)</text:p>
      <text:p text:style-name="P12"><text:span text:style-name="T2">Quando </text:span>utiliza<text:span text:style-name="T35">r </text:span>o método <text:span text:style-name="T38">filtrarNumerosPares</text:span><text:span text:style-name="T37"> </text:span>da classe <text:s/>ListaNumerica</text:p>
      <text:p text:style-name="P12"><text:span text:style-name="T4">Então </text:span><text:span text:style-name="T10">o resultado deve ser </text:span><text:span text:style-name="T15">a sequencia </text:span><text:span text:style-name="T16">dos numeros pares existentes </text:span><text:span text:style-name="T17">na sequencia</text:span><text:span text:style-name="T13">:(‘-1</text:span><text:span text:style-name="T14">2</text:span><text:span text:style-name="T15">,2,4,10</text:span><text:span text:style-name="T13">’)</text:span></text:p>
      <text:p text:style-name="P8"/>
      <text:p text:style-name="P8"><text:span text:style-name="T2"><text:tab/></text:span><text:span text:style-name="T24">Exercício </text:span><text:span text:style-name="T27">5</text:span></text:p>
      <text:p text:style-name="P36"/>
      <text:p text:style-name="P13"><text:span text:style-name="T2">Funcionalidade: </text:span>Testar a Classe <text:span text:style-name="T39">MinhaClasseAvançado</text:span></text:p>
      <text:p text:style-name="P13"/>
      <text:p text:style-name="P13"><text:span text:style-name="T2">Cenário: </text:span><text:span text:style-name="T12">Somar </text:span><text:span text:style-name="T18">dois números</text:span></text:p>
      <text:p text:style-name="P13"><text:span text:style-name="T2">Dado que </text:span><text:span text:style-name="T8">eu tenho </text:span><text:span text:style-name="T18">dois números podendo ser racionais</text:span></text:p>
      <text:p text:style-name="P18"><text:span text:style-name="T7">exemplo:(‘</text:span><text:span text:style-name="T18">7.5’</text:span><text:span text:style-name="T7">),</text:span><text:span text:style-name="T18">(‘5’)</text:span></text:p>
      <text:p text:style-name="P24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</text:span><text:span text:style-name="T33"> </text:span><text:span text:style-name="T31">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omar </text:span><text:span text:style-name="T40">esses números</text:span></text:p>
      <text:p text:style-name="P23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umeros </text:span><text:span text:style-name="T17">, </text:span><text:span text:style-name="T18">neste caso</text:span><text:span text:style-name="T13">:(‘1</text:span><text:span text:style-name="T14">2</text:span><text:span text:style-name="T15">.</text:span><text:span text:style-name="T18">5</text:span><text:span text:style-name="T13">’)</text:span></text:p>
      <text:p text:style-name="P25"><text:span text:style-name="T35">E</text:span><text:span text:style-name="T7"> se for passado um parâmetro invalido como uma letra, indicara um erro</text:span></text:p>
      <text:p text:style-name="P31"/>
      <text:p text:style-name="P14"><text:span text:style-name="T2">Cenário: </text:span><text:span text:style-name="T12">S</text:span><text:span text:style-name="T18">ubtrair</text:span><text:span text:style-name="T12"> </text:span><text:span text:style-name="T18">dois números</text:span></text:p>
      <text:p text:style-name="P14"><text:span text:style-name="T2">Dado que </text:span><text:span text:style-name="T8">eu tenho </text:span><text:span text:style-name="T18">dois números podendo ser racionais</text:span></text:p>
      <text:p text:style-name="P19"><text:span text:style-name="T7">exemplo:(‘</text:span><text:span text:style-name="T18">7.5’</text:span><text:span text:style-name="T7">),</text:span><text:span text:style-name="T18">(‘5’)</text:span></text:p>
      <text:p text:style-name="P24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</text:span><text:span text:style-name="T32">ubtrair</text:span><text:span text:style-name="T31"> 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</text:span><text:span text:style-name="T41">ubtrair</text:span><text:span text:style-name="T30"> </text:span><text:span text:style-name="T40">esses números</text:span></text:p>
      <text:p text:style-name="P24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úmeros </text:span><text:span text:style-name="T17">, </text:span><text:span text:style-name="T18">neste caso</text:span><text:span text:style-name="T13">:(‘</text:span><text:span text:style-name="T14">2</text:span><text:span text:style-name="T15">.</text:span><text:span text:style-name="T18">5</text:span><text:span text:style-name="T13">’)</text:span></text:p>
      <text:p text:style-name="P25"><text:span text:style-name="T35">E</text:span><text:span text:style-name="T13"> se for passado um parâmetro invalido como uma letra, indicara um erro</text:span></text:p>
      <text:p text:style-name="P32"/>
      <text:p text:style-name="P15"><text:span text:style-name="T24"><text:tab/>Exercício </text:span><text:span text:style-name="T28">6</text:span></text:p>
      <text:p text:style-name="P37"/>
      <text:p text:style-name="P15"><text:span text:style-name="T2">Funcionalidade: </text:span>Testar a Classe <text:span text:style-name="T39">M</text:span><text:span text:style-name="T42">yClass</text:span></text:p>
      <text:p text:style-name="P15"/>
      <text:p text:style-name="P15"><text:span text:style-name="T2">Cenário: </text:span><text:span text:style-name="T12">Somar </text:span><text:span text:style-name="T18">dois números</text:span></text:p>
      <text:p text:style-name="P15"><text:span text:style-name="T2">Dado que </text:span><text:span text:style-name="T8">eu tenho </text:span><text:span text:style-name="T18">dois números podendo ser racionais</text:span></text:p>
      <text:p text:style-name="P20"><text:span text:style-name="T7">exemplo:(‘</text:span><text:span text:style-name="T18">7.5’</text:span><text:span text:style-name="T7">),</text:span><text:span text:style-name="T18">(‘5’)</text:span></text:p>
      <text:p text:style-name="P26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</text:span><text:span text:style-name="T33"> </text:span><text:span text:style-name="T31">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omar </text:span><text:span text:style-name="T40">esses números</text:span></text:p>
      <text:p text:style-name="P26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umeros </text:span><text:span text:style-name="T17">, </text:span><text:span text:style-name="T18">neste caso</text:span><text:span text:style-name="T13">:(‘1</text:span><text:span text:style-name="T14">2</text:span><text:span text:style-name="T15">.</text:span><text:span text:style-name="T18">5</text:span><text:span text:style-name="T13">’)</text:span></text:p>
      <text:p text:style-name="P33">E se for passado um parâmetro invalido como uma letra, indicara um erro</text:p>
      <text:p text:style-name="P33"/>
      <text:p text:style-name="P39"><text:span text:style-name="T24"><text:tab/>Exercício </text:span><text:span text:style-name="T29">7</text:span></text:p>
      <text:p text:style-name="P38"/>
      <text:p text:style-name="P39"><text:span text:style-name="T2">Funcionalidade: </text:span>Testar a Classe <text:span text:style-name="T39">M</text:span><text:span text:style-name="T42">yClass</text:span></text:p>
      <text:p text:style-name="P39"/>
      <text:p text:style-name="P39"><text:span text:style-name="T2">Cenário: </text:span><text:span text:style-name="T12">Somar </text:span><text:span text:style-name="T18">dois números</text:span></text:p>
      <text:p text:style-name="P39"><text:span text:style-name="T2">Dado que </text:span><text:span text:style-name="T8">eu tenho </text:span><text:span text:style-name="T18">dois números podendo ser racionais</text:span></text:p>
      <text:p text:style-name="P40"><text:span text:style-name="T7">exemplo:(‘</text:span><text:span text:style-name="T18">7.5’</text:span><text:span text:style-name="T7">),</text:span><text:span text:style-name="T18">(‘5’)</text:span></text:p>
      <text:p text:style-name="P41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</text:span><text:span text:style-name="T33"> </text:span><text:span text:style-name="T31">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omar </text:span><text:span text:style-name="T40">esses números</text:span></text:p>
      <text:p text:style-name="P41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umeros </text:span><text:span text:style-name="T17">, </text:span><text:span text:style-name="T18">neste caso</text:span><text:span text:style-name="T13">:(‘1</text:span><text:span text:style-name="T14">2</text:span><text:span text:style-name="T15">.</text:span><text:span text:style-name="T18">5</text:span><text:span text:style-name="T13">’)</text:span></text:p>
      <text:p text:style-name="P34">E se for passado um parâmetro invalido como uma letra, indicara um erro</text:p>
      <text:p text:style-name="P32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8:20:27.190458674</meta:creation-date>
    <dc:date>2024-02-22T11:03:52.058371432</dc:date>
    <meta:editing-duration>PT1H32M21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556" meta:character-count="3877" meta:non-whitespace-character-count="3378"/>
  </office:meta>
</office:document-meta>
</file>